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a288" officeooo:paragraph-rsid="0016a288"/>
    </style:style>
    <style:style style:name="P2" style:family="paragraph" style:parent-style-name="Standard">
      <style:paragraph-properties fo:text-align="center" style:justify-single-word="false"/>
      <style:text-properties officeooo:rsid="0016a288" officeooo:paragraph-rsid="0016a288"/>
    </style:style>
    <style:style style:name="P3" style:family="paragraph" style:parent-style-name="Standard">
      <style:text-properties officeooo:rsid="001dea87" officeooo:paragraph-rsid="001dea87"/>
    </style:style>
    <style:style style:name="P4" style:family="paragraph" style:parent-style-name="Standard">
      <style:text-properties officeooo:rsid="001fb196" officeooo:paragraph-rsid="00213d31"/>
    </style:style>
    <style:style style:name="P5" style:family="paragraph" style:parent-style-name="Standard">
      <style:text-properties officeooo:rsid="001fb196" officeooo:paragraph-rsid="001fb196"/>
    </style:style>
    <style:style style:name="P6" style:family="paragraph" style:parent-style-name="Standard">
      <style:text-properties officeooo:rsid="00202ecc" officeooo:paragraph-rsid="00213d31"/>
    </style:style>
    <style:style style:name="P7" style:family="paragraph" style:parent-style-name="Standard">
      <style:text-properties officeooo:rsid="00213d31" officeooo:paragraph-rsid="00213d31"/>
    </style:style>
    <style:style style:name="P8" style:family="paragraph" style:parent-style-name="Standard">
      <style:text-properties officeooo:rsid="00228d02" officeooo:paragraph-rsid="00228d02"/>
    </style:style>
    <style:style style:name="P9" style:family="paragraph" style:parent-style-name="Standard">
      <style:text-properties officeooo:rsid="0022a7e6" officeooo:paragraph-rsid="0022a7e6"/>
    </style:style>
    <style:style style:name="P10" style:family="paragraph" style:parent-style-name="Standard">
      <style:text-properties officeooo:rsid="002376c2" officeooo:paragraph-rsid="002376c2"/>
    </style:style>
    <style:style style:name="P11" style:family="paragraph" style:parent-style-name="Standard">
      <style:text-properties officeooo:rsid="002570fb" officeooo:paragraph-rsid="002570fb"/>
    </style:style>
    <style:style style:name="P12" style:family="paragraph" style:parent-style-name="Standard">
      <style:text-properties officeooo:rsid="0025adf7" officeooo:paragraph-rsid="0025adf7"/>
    </style:style>
    <style:style style:name="P13" style:family="paragraph" style:parent-style-name="Standard">
      <style:text-properties officeooo:rsid="00276dcc" officeooo:paragraph-rsid="00276dcc"/>
    </style:style>
    <style:style style:name="P14" style:family="paragraph" style:parent-style-name="Standard">
      <style:text-properties officeooo:rsid="002823ae" officeooo:paragraph-rsid="002823ae"/>
    </style:style>
    <style:style style:name="P15" style:family="paragraph" style:parent-style-name="Standard">
      <style:text-properties officeooo:rsid="0029be33" officeooo:paragraph-rsid="0029be33"/>
    </style:style>
    <style:style style:name="P16" style:family="paragraph" style:parent-style-name="Standard">
      <style:text-properties officeooo:rsid="002f2b26" officeooo:paragraph-rsid="002f2b26"/>
    </style:style>
    <style:style style:name="P17" style:family="paragraph" style:parent-style-name="Standard">
      <style:text-properties officeooo:rsid="00302fe8" officeooo:paragraph-rsid="00302fe8"/>
    </style:style>
    <style:style style:name="P18" style:family="paragraph" style:parent-style-name="Standard">
      <style:text-properties officeooo:rsid="00315f4a" officeooo:paragraph-rsid="00315f4a"/>
    </style:style>
    <style:style style:name="P19" style:family="paragraph" style:parent-style-name="Standard">
      <style:text-properties officeooo:rsid="003214d7" officeooo:paragraph-rsid="003214d7"/>
    </style:style>
    <style:style style:name="P20" style:family="paragraph" style:parent-style-name="Standard">
      <style:text-properties officeooo:rsid="0032c3b3" officeooo:paragraph-rsid="0032c3b3"/>
    </style:style>
    <style:style style:name="P21" style:family="paragraph" style:parent-style-name="Standard">
      <style:text-properties officeooo:rsid="0033d446" officeooo:paragraph-rsid="0033d446"/>
    </style:style>
    <style:style style:name="P22" style:family="paragraph" style:parent-style-name="Standard">
      <style:text-properties officeooo:rsid="00352407" officeooo:paragraph-rsid="00352407"/>
    </style:style>
    <style:style style:name="P23" style:family="paragraph" style:parent-style-name="Standard">
      <style:text-properties officeooo:paragraph-rsid="00213d31"/>
    </style:style>
    <style:style style:name="P24" style:family="paragraph" style:parent-style-name="Standard">
      <style:text-properties officeooo:paragraph-rsid="0016a288"/>
    </style:style>
    <style:style style:name="P25" style:family="paragraph" style:parent-style-name="Standard">
      <style:text-properties officeooo:rsid="0025adf7" officeooo:paragraph-rsid="0037188a"/>
    </style:style>
    <style:style style:name="P26" style:family="paragraph" style:parent-style-name="Standard">
      <style:paragraph-properties fo:text-align="center" style:justify-single-word="false"/>
      <style:text-properties officeooo:rsid="0025adf7" officeooo:paragraph-rsid="0025adf7"/>
    </style:style>
    <style:style style:name="P27" style:family="paragraph" style:parent-style-name="Standard">
      <style:text-properties officeooo:rsid="00276dcc" officeooo:paragraph-rsid="00276dcc"/>
    </style:style>
    <style:style style:name="P28" style:family="paragraph" style:parent-style-name="Standard">
      <style:paragraph-properties fo:text-align="center" style:justify-single-word="false"/>
      <style:text-properties officeooo:rsid="00276dcc" officeooo:paragraph-rsid="00276dcc"/>
    </style:style>
    <style:style style:name="P29" style:family="paragraph" style:parent-style-name="Standard">
      <style:paragraph-properties fo:text-align="center" style:justify-single-word="false"/>
      <style:text-properties officeooo:rsid="002823ae" officeooo:paragraph-rsid="002823ae"/>
    </style:style>
    <style:style style:name="P30" style:family="paragraph" style:parent-style-name="Standard">
      <style:paragraph-properties fo:text-align="center" style:justify-single-word="false"/>
      <style:text-properties officeooo:rsid="002f2b26" officeooo:paragraph-rsid="002f2b26"/>
    </style:style>
    <style:style style:name="P31" style:family="paragraph" style:parent-style-name="Standard">
      <style:paragraph-properties fo:text-align="center" style:justify-single-word="false"/>
      <style:text-properties officeooo:rsid="0033d446" officeooo:paragraph-rsid="0033d446"/>
    </style:style>
    <style:style style:name="T1" style:family="text">
      <style:text-properties officeooo:rsid="00175e79"/>
    </style:style>
    <style:style style:name="T2" style:family="text">
      <style:text-properties officeooo:rsid="00190617"/>
    </style:style>
    <style:style style:name="T3" style:family="text">
      <style:text-properties officeooo:rsid="0019774f"/>
    </style:style>
    <style:style style:name="T4" style:family="text">
      <style:text-properties officeooo:rsid="001b0506"/>
    </style:style>
    <style:style style:name="T5" style:family="text">
      <style:text-properties officeooo:rsid="001cbb6e"/>
    </style:style>
    <style:style style:name="T6" style:family="text">
      <style:text-properties officeooo:rsid="00213d31"/>
    </style:style>
    <style:style style:name="T7" style:family="text">
      <style:text-properties officeooo:rsid="00276dcc"/>
    </style:style>
    <style:style style:name="T8" style:family="text">
      <style:text-properties officeooo:rsid="0029be33"/>
    </style:style>
    <style:style style:name="T9" style:family="text">
      <style:text-properties officeooo:rsid="002b5a16"/>
    </style:style>
    <style:style style:name="T10" style:family="text">
      <style:text-properties officeooo:rsid="002c3785"/>
    </style:style>
    <style:style style:name="T11" style:family="text">
      <style:text-properties officeooo:rsid="002ce8b1"/>
    </style:style>
    <style:style style:name="T12" style:family="text">
      <style:text-properties officeooo:rsid="002e06a7"/>
    </style:style>
    <style:style style:name="T13" style:family="text">
      <style:text-properties officeooo:rsid="00302fe8"/>
    </style:style>
    <style:style style:name="T14" style:family="text">
      <style:text-properties officeooo:rsid="003172b7"/>
    </style:style>
    <style:style style:name="T15" style:family="text">
      <style:text-properties officeooo:rsid="0032c3b3"/>
    </style:style>
    <style:style style:name="T16" style:family="text">
      <style:text-properties officeooo:rsid="00336e9c"/>
    </style:style>
    <style:style style:name="T17" style:family="text">
      <style:text-properties officeooo:rsid="0036960b"/>
    </style:style>
    <style:style style:name="T18" style:family="text">
      <style:text-properties officeooo:rsid="001fb196"/>
    </style:style>
    <style:style style:name="T19" style:family="text">
      <style:text-properties officeooo:rsid="003718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puntes PAR</text:p>
      <text:p text:style-name="P1"/>
      <text:p text:style-name="P1">Cloud computing: <text:span text:style-name="T3">Usar una máquina virtual de forma telemática</text:span></text:p>
      <text:p text:style-name="P1">Tenemos varios tipos:</text:p>
      <text:p text:style-name="P1">Público:(Te prestan los servicios una empresa) Ej: Amazon Web Services<text:span text:style-name="T1">(este por ejemplo nació a raíz de que sobraban pc en amazon y los alquilaron)</text:span>, Google Cloud y Microsoft azure (estos 3 son los más grandes)</text:p>
      <text:p text:style-name="P7">Mayores ventajas del cloud público:</text:p>
      <text:p text:style-name="P23"><text:span text:style-name="T18">-</text:span><text:span text:style-name="T17">Elasticidad y pago por uso</text:span></text:p>
      <text:p text:style-name="P4">Elasticidad: Puedes modificar la máquina a gusto (modificar cores, RAM, disco duro etc)</text:p>
      <text:p text:style-name="P4">Pago por uso: No es lo mismo contratar 128 GB de RAM que 16 GB de RAM, está a elección del consumidor. <text:span text:style-name="T6">Pagas por lo que necesitas cuando la necesitas.</text:span></text:p>
      <text:p text:style-name="P8">No necesita mantenimiento por parte del administrador del servidor, ya que se encarga la empresa a la que se lo alquilas.</text:p>
      <text:p text:style-name="P7">Desventajas:Es mucho más caro alquilar que comprar cloud computing.</text:p>
      <text:p text:style-name="P6">Interesa mucho el alquilarlo en el caso de que una empresa no sea estable, por ejemplo no me renta comprar servidores porque lo mismo en un futuro se me queda corto de capacidad o me sobra capacidad en dicho servidor, por ende lo mismo sale más rentable alquilarlo.</text:p>
      <text:p text:style-name="P7"/>
      <text:p text:style-name="P1">Privada:Te montas tú tu propia infraestructura</text:p>
      <text:p text:style-name="P24">Híbrid<text:span text:style-name="T1">os: </text:span><text:span text:style-name="T2">cloud privado pero en determinadas ocasiones tira de cloud </text:span><text:span text:style-name="T4">público en momentos que se necesite</text:span><text:span text:style-name="T17">n</text:span><text:span text:style-name="T4"> muchas máquinas virtuales.</text:span><text:span text:style-name="T5">(Un ejemplo sería el cloud del ies).</text:span></text:p>
      <text:p text:style-name="P5"/>
      <text:p text:style-name="P3">Empresa de hosting: Páginas web</text:p>
      <text:p text:style-name="P3">Empresa de cloud: mucho más caro pero puedes simular un PC.</text:p>
      <text:p text:style-name="P3"/>
      <text:p text:style-name="P3"/>
      <text:p text:style-name="P9">Clasificación de las redes:</text:p>
      <text:p text:style-name="P9">Según la extensión geográfica</text:p>
      <text:p text:style-name="P9">LAN:</text:p>
      <text:p text:style-name="P9">-Máx 1 km</text:p>
      <text:p text:style-name="P9">-Velocidades muy altas</text:p>
      <text:p text:style-name="P9">-Se suelen usar en oficinas, edificios aulas etc.</text:p>
      <text:p text:style-name="P9"/>
      <text:p text:style-name="P10">MAN:</text:p>
      <text:p text:style-name="P10">-Se usa en pueblos, áreas metropolitanas etc.</text:p>
      <text:p text:style-name="P10">-Alta velocidad en servicios integrados de datos, voz y vídeo mayoritariamente en fibra óptica.</text:p>
      <text:p text:style-name="P11"/>
      <text:p text:style-name="P11">WAN:red de área extensa</text:p>
      <text:p text:style-name="P11">-Ejemplos: Internet(unión de muchas redes)</text:p>
      <text:p text:style-name="P11">-Fibra óptica.</text:p>
      <text:p text:style-name="P11"/>
      <text:p text:style-name="P11"/>
      <text:p text:style-name="P26">Medios de transmisión</text:p>
      <text:p text:style-name="P25">-Guiados: Usan un medio <text:span text:style-name="T19">físico</text:span>(cable) para transmitir. <text:span text:style-name="T19">Ejemplos:F</text:span>ibra óptica y cobre (los más usados), par trenzado</text:p>
      <text:p text:style-name="P12">-No guidados:Utilizan el aire, se puede transmitir de diferentes formas (rayos infrarrojos, ondas de radio, microondas, ondas de luz</text:p>
      <text:p text:style-name="P12">-<text:span text:style-name="T7">Redes mixtas: aire y cableado.</text:span></text:p>
      <text:p text:style-name="P12"/>
      <text:p text:style-name="P13"/>
      <text:p text:style-name="P13"/>
      <text:p text:style-name="P28"><text:soft-page-break/>Clasificación según la titularidad:</text:p>
      <text:p text:style-name="P13">-Dedicadas: Por ejemplo la red del gonzalo le pertenece a los profesores y es exclusiva para el centro. Está montada por nosotros y las ips que nos proporciona es para nosotros.</text:p>
      <text:p text:style-name="P13">-Compartidas:Alquilan su uso para diversos usuarios</text:p>
      <text:p text:style-name="P13"/>
      <text:p text:style-name="P29">Según topología:</text:p>
      <text:p text:style-name="P14">-Red en bus: Se conectan todos a un mismo cable en serie y se compart<text:span text:style-name="T8">e</text:span> el ancho de banda <text:span text:style-name="T8">entre todos los usuarios, en el momento que el cable falle en algún punto la red se cae.</text:span>(en desuso)</text:p>
      <text:p text:style-name="P14">-Red en anillo: <text:span text:style-name="T8">Mejor que la anterior, el primer ordenador se conecta con el último formando un anillo. Si se ca</text:span><text:span text:style-name="T19">e</text:span><text:span text:style-name="T8"> en cualquier punto se ca</text:span><text:span text:style-name="T19">e</text:span><text:span text:style-name="T8"> la red, la diferencia con la anterior es que se suele usar con fibra óptica y se usan típicamente para unir servidores en fibra óptica (la mayoría de las máquinas que se conectan entre ellas con fibra óptica se conectan en anillo).</text:span></text:p>
      <text:p text:style-name="P15">Para evitar averías, se usa el anillo doble de forma que si falla el <text:span text:style-name="T19">anillo </text:span>principal las comunicaciones sigan circulando por el secundario. <text:span text:style-name="T9">Lo normal es tirar un doble anillo por caminos distintos porque los anillos de fibra van por terrenos hostiles (zanjas, playas etc) normalmente al tirar un anillo doble cada uno se tira por un lado diferente para evitar su rotura.</text:span><text:span text:style-name="T10">(cuanto más separados mejor)</text:span></text:p>
      <text:p text:style-name="P14">-Red en estrella: <text:s/><text:span text:style-name="T10">Empleada en redes en cobre, </text:span><text:span text:style-name="T11">si tiene algún fallo la red significa que el problema es del servidor ya que si falla un equipo el resto siguen funcionando perfectamente. </text:span><text:span text:style-name="T12">Por ejemplo, en el instituto un Switch central conecta distintos switches de las aulas.</text:span></text:p>
      <text:p text:style-name="P14">-Combinaciones de ellas</text:p>
      <text:p text:style-name="P14"/>
      <text:p text:style-name="P30">Según la tecnología de transmisión:</text:p>
      <text:p text:style-name="P17">-Unicast: Punto a punto (mensaje de 1 a 1 emisor y receptor)</text:p>
      <text:p text:style-name="P16">-<text:span text:style-name="T13">Redes de difusión: Transmisor transmite a todo aquel que esté a la escucha. Por ejemplo, un difundido de whatsapp, se usa para mandar un mensaje a todos.</text:span></text:p>
      <text:p text:style-name="P17">Tipo de redes de difusión:</text:p>
      <text:p text:style-name="P17">-Multicast:Transmisión de 1 a muchos (pero limitado, a cierto número de usuarios)</text:p>
      <text:p text:style-name="P17">-Broadcast:Transmisión de 1 a todos los usuarios</text:p>
      <text:p text:style-name="P18"/>
      <text:p text:style-name="P18"/>
      <text:p text:style-name="P18"/>
      <text:p text:style-name="P18"/>
      <text:p text:style-name="P18">-Puerta de enlace:La máquina a la que le voy a mandar los mensajes que no van a otras máquinas de nuestra red local <text:span text:style-name="T14">(donde yo mando la información que tiene que salir fuera de mi red local, por ejemplo internet)(en nuestra casa por ejemplo es el router)</text:span></text:p>
      <text:p text:style-name="P18"/>
      <text:p text:style-name="P18"/>
      <text:p text:style-name="P19">Conmutación de circuitos:Se busca una ruta para enviar información del emisor al receptor, cuando ya se ha usado ese camino y se ha enviado el mensaje, se queda libre ese camino para otro <text:span text:style-name="T19">usuario</text:span>.</text:p>
      <text:p text:style-name="P19">Por ejemplo, tengo un emisor y quiere comunicarse con un receptor, el emisor quiere realizar un establecimiento de conexión, para ello primero selecciona quién es el receptor, luego se busca el camino para hallar al receptor. <text:span text:style-name="T15">Una vez reservado el camino, solo en el momento en que se ha reservado empieza a enviar la información y se realiza la transmisión, una vez terminada se realiza un proceso llamado liberación de la conexión, libero el camino y lo dejo para otro.</text:span></text:p>
      <text:p text:style-name="P19"/>
      <text:p text:style-name="P20">Conmutación de paquetes:<text:span text:style-name="T19">Se divide el mensaje en pequeños paquetes.C</text:span>ada paquete toma un camino diferente,los diferentes paquetes pueden llegar al destino en tiempos diferentes, <text:span text:style-name="T16">entre dos miembros de internet, hay una malla en medio con montones de routers, entonces cuando yo quiero mandar información, lo primero que hace es llegar a la puerta de enlace, y posteriormente se divide la información en paquetes pequeños, y cada paquete va viajando entre la malla de routers(cada router sabe a qué otro router mandar la información para llegar más rápido) hasta llegar a su destino.</text:span></text:p>
      <text:p text:style-name="P20"><text:soft-page-break/></text:p>
      <text:p text:style-name="P31">Clasificación según el modo de transmisión:</text:p>
      <text:p text:style-name="P21">Simplex: Una comunicación unidireccional donde hay un transmisor y receptor(mensaje de ida, el receptor no puede responder de vuelta)</text:p>
      <text:p text:style-name="P21">Half-duplex:Se puede transmitir por las dos partes pero no se puede devolver.(Como los walkie talkis, se puede transmitir o recibir pero no los dos a la vez).Las redes inalámbricas usan esto.</text:p>
      <text:p text:style-name="P21">Redes full-dúplex:Estas sí son bidireccionales.</text:p>
      <text:p text:style-name="P22">Multiplexión en tiempo: Reparte las tareas de forma tan rápida que da la sensación de que funciona simultáneamente.</text:p>
      <text:p text:style-name="P21"/>
      <text:p text:style-name="P20"/>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6T14:11:27.995000000</meta:creation-date>
    <dc:date>2020-11-08T17:44:51.877000000</dc:date>
    <meta:editing-duration>PT8H47M22S</meta:editing-duration>
    <meta:editing-cycles>33</meta:editing-cycles>
    <meta:generator>LibreOffice/7.0.1.2$Windows_X86_64 LibreOffice_project/7cbcfc562f6eb6708b5ff7d7397325de9e764452</meta:generator>
    <meta:document-statistic meta:table-count="0" meta:image-count="0" meta:object-count="0" meta:page-count="3" meta:paragraph-count="55" meta:word-count="989" meta:character-count="5984" meta:non-whitespace-character-count="5049"/>
  </office:meta>
</office:document-meta>
</file>